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T1" style:family="text">
      <style:text-properties officeooo:rsid="0010d4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emel Finansal Okuryazarlık Eğitim Planı – Detaylı </text:span><text:span text:style-name="Strong_20_Emphasis"><text:span text:style-name="T1">Ders </text:span></text:span><text:span text:style-name="Strong_20_Emphasis">Uygulama</text:span><text:span text:style-name="Strong_20_Emphasis"><text:span text:style-name="T1">ları</text:span></text:span></text:h>
      <text:p text:style-name="Horizontal_20_Line"/>
      <text:h text:style-name="Heading_20_2" text:outline-level="2"><text:span text:style-name="Strong_20_Emphasis">Seans 1: Finansal Okuryazarlığa Giriş</text:span></text:h>
      <text:p text:style-name="Text_20_body"><text:span text:style-name="Strong_20_Emphasis">Amaç ve Öğrenme Hedefi:</text:span></text:p>
      <text:list text:style-name="L1">
        <text:list-item>
          <text:p text:style-name="P1">Finansal okuryazarlığın önemini kavramak</text:p>
        </text:list-item>
        <text:list-item>
          <text:p text:style-name="P1">Gelir, gider ve tasarruf kavramlarını öğrenmek</text:p>
        </text:list-item>
      </text:list>
      <text:p text:style-name="Text_20_body"><text:span text:style-name="Strong_20_Emphasis">Teorik İçerik (20–30 dk):</text:span></text:p>
      <text:list text:style-name="L2">
        <text:list-item>
          <text:p text:style-name="P2">Para nedir? Finansal okuryazarlık neden önemlidir?</text:p>
        </text:list-item>
        <text:list-item>
          <text:p text:style-name="P2">Gelir, gider ve tasarruf kavramları</text:p>
        </text:list-item>
        <text:list-item>
          <text:p text:style-name="P2">Basit kişisel finans döngüsü: Gelir → Harcama → Tasarruf</text:p>
        </text:list-item>
      </text:list>
      <text:p text:style-name="Text_20_body"><text:span text:style-name="Strong_20_Emphasis">Uygulama Adımları (60 dk):</text:span></text:p>
      <text:list text:style-name="L3">
        <text:list-item>
          <text:p text:style-name="P3">Katılımcılara örnek gelir tablosu verin (örn. 5000 TL aylık gelir).</text:p>
        </text:list-item>
        <text:list-item>
          <text:p text:style-name="P3">Temel gider kalemleri oluşturun (kira, yemek, ulaşım, eğlence vb.).</text:p>
        </text:list-item>
        <text:list-item>
          <text:p text:style-name="P3">Kendi gelir ve giderlerini hesaplamalarını isteyin.</text:p>
        </text:list-item>
        <text:list-item>
          <text:p text:style-name="P3">Gelir ve gider dengesini basit bir grafikle gösterin.</text:p>
        </text:list-item>
        <text:list-item>
          <text:p text:style-name="P3">Tartışma: Tasarrufun önemi ve gelir-gider dengesi.</text:p>
        </text:list-item>
      </text:list>
      <text:p text:style-name="Text_20_body"><text:span text:style-name="Strong_20_Emphasis">Araçlar:</text:span></text:p>
      <text:list text:style-name="L4">
        <text:list-item>
          <text:p text:style-name="P4">Excel / Google Sheets</text:p>
        </text:list-item>
        <text:list-item>
          <text:p text:style-name="P4">Alternatif: Kağıt ve kalem</text:p>
        </text:list-item>
      </text:list>
      <text:p text:style-name="Text_20_body"><text:span text:style-name="Strong_20_Emphasis">Quiz / Tartışma Soruları:</text:span></text:p>
      <text:list text:style-name="L5">
        <text:list-item>
          <text:p text:style-name="P5">Gelir ve gider arasındaki fark nedir?</text:p>
        </text:list-item>
        <text:list-item>
          <text:p text:style-name="P5">Tasarruf neden önemlidir?</text:p>
        </text:list-item>
        <text:list-item>
          <text:p text:style-name="P5">Gider gelirden fazla olursa ne yapılabilir?</text:p>
        </text:list-item>
      </text:list>
      <text:p text:style-name="Horizontal_20_Line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2: Bütçe ve Harcama Yönetimi</text:span></text:h>
      <text:p text:style-name="Text_20_body"><text:span text:style-name="Strong_20_Emphasis">Amaç ve Öğrenme Hedefi:</text:span></text:p>
      <text:list text:style-name="L6">
        <text:list-item>
          <text:p text:style-name="P6">Gelir ve giderleri önceliklendirmek</text:p>
        </text:list-item>
        <text:list-item>
          <text:p text:style-name="P6">Bütçe oluşturma yöntemlerini öğrenmek</text:p>
        </text:list-item>
      </text:list>
      <text:p text:style-name="Text_20_body"><text:span text:style-name="Strong_20_Emphasis">Teorik İçerik (20 dk):</text:span></text:p>
      <text:list text:style-name="L7">
        <text:list-item>
          <text:p text:style-name="P7">Bütçe nedir ve neden önemlidir?</text:p>
        </text:list-item>
        <text:list-item>
          <text:p text:style-name="P7">50/30/20 kuralı: %50 ihtiyaç, %30 istek, %20 tasarruf</text:p>
        </text:list-item>
        <text:list-item>
          <text:p text:style-name="P7">Harcama kategorileri ve önceliklendirme</text:p>
        </text:list-item>
      </text:list>
      <text:p text:style-name="Text_20_body"><text:span text:style-name="Strong_20_Emphasis">Uygulama Adımları (70 dk):</text:span></text:p>
      <text:list text:style-name="L8">
        <text:list-item>
          <text:p text:style-name="P8">Kendi gelir ve giderlerini listeleme.</text:p>
        </text:list-item>
        <text:list-item>
          <text:p text:style-name="P8">50/30/20 kuralına göre kategorilere ayırma.</text:p>
        </text:list-item>
        <text:list-item>
          <text:p text:style-name="P8">Aylık bütçe tablosu oluşturma ve simülasyon.</text:p>
        </text:list-item>
        <text:list-item>
          <text:p text:style-name="P8">Gereksiz harcamaları tespit etme ve azaltma yollarını tartışma.</text:p>
        </text:list-item>
      </text:list>
      <text:p text:style-name="Text_20_body"><text:span text:style-name="Strong_20_Emphasis">Araçlar:</text:span></text:p>
      <text:list text:style-name="L9">
        <text:list-item>
          <text:p text:style-name="P9">Excel / Google Sheets</text:p>
        </text:list-item>
        <text:list-item>
          <text:p text:style-name="P9">Masa oyunu: Monopoly veya The Game of Life</text:p>
        </text:list-item>
      </text:list>
      <text:p text:style-name="Text_20_body"><text:span text:style-name="Strong_20_Emphasis">Quiz / Tartışma Soruları:</text:span></text:p>
      <text:list text:style-name="L10">
        <text:list-item>
          <text:p text:style-name="P10">50/30/20 kuralını kendi gelirinizle uygulayın.</text:p>
        </text:list-item>
        <text:list-item>
          <text:p text:style-name="P10">Hangi giderler tasarruf edilebilir?</text:p>
        </text:list-item>
        <text:list-item>
          <text:p text:style-name="P10">Harcamaları önceliklendirmek neden önemlidir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3: Tasarruf ve Acil Durum Fonları</text:span></text:h>
      <text:p text:style-name="Text_20_body"><text:span text:style-name="Strong_20_Emphasis">Amaç ve Öğrenme Hedefi:</text:span></text:p>
      <text:list text:style-name="L11">
        <text:list-item>
          <text:p text:style-name="P11">Tasarrufun önemini kavramak</text:p>
        </text:list-item>
        <text:list-item>
          <text:p text:style-name="P11">Acil durum fonu ve hedef belirleme</text:p>
        </text:list-item>
      </text:list>
      <text:p text:style-name="Text_20_body"><text:span text:style-name="Strong_20_Emphasis">Teorik İçerik (20 dk):</text:span></text:p>
      <text:list text:style-name="L12">
        <text:list-item>
          <text:p text:style-name="P12">Tasarruf yöntemleri</text:p>
        </text:list-item>
        <text:list-item>
          <text:p text:style-name="P12">Acil durum fonunun amacı ve büyüklüğü (3–6 aylık gider)</text:p>
        </text:list-item>
        <text:list-item>
          <text:p text:style-name="P12">Kısa, orta ve uzun vadeli hedefler</text:p>
        </text:list-item>
      </text:list>
      <text:p text:style-name="Text_20_body"><text:span text:style-name="Strong_20_Emphasis">Uygulama Adımları (60 dk):</text:span></text:p>
      <text:list text:style-name="L13">
        <text:list-item>
          <text:p text:style-name="P13">Gelir üzerinden aylık tasarruf hesaplama.</text:p>
        </text:list-item>
        <text:list-item>
          <text:p text:style-name="P13">Acil durum fonu oluşturma planı yapma.</text:p>
        </text:list-item>
        <text:list-item>
          <text:p text:style-name="P13">Tasarruf hedefleri için mini grafik oluşturma.</text:p>
        </text:list-item>
        <text:list-item>
          <text:p text:style-name="P13">Grup tartışması: Tasarruf alışkanlıkları ve motivasyon.</text:p>
        </text:list-item>
      </text:list>
      <text:p text:style-name="Text_20_body"><text:span text:style-name="Strong_20_Emphasis">Araçlar:</text:span></text:p>
      <text:list text:style-name="L14">
        <text:list-item>
          <text:p text:style-name="P14">Excel / Google Sheets</text:p>
        </text:list-item>
        <text:list-item>
          <text:p text:style-name="P14">Fiziksel: Tasarruf kutusu ve hedef kartları</text:p>
        </text:list-item>
      </text:list>
      <text:p text:style-name="Text_20_body"><text:span text:style-name="Strong_20_Emphasis">Quiz / Tartışma Soruları:</text:span></text:p>
      <text:list text:style-name="L15">
        <text:list-item>
          <text:p text:style-name="P15">Acil durum fonu neden gereklidir?</text:p>
        </text:list-item>
        <text:list-item>
          <text:p text:style-name="P15">Tasarruf hedeflerinizi kısa, orta ve uzun vadeye nasıl ayırırsınız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4: Borç ve Kredi Yönetimi</text:span></text:h>
      <text:p text:style-name="Text_20_body"><text:span text:style-name="Strong_20_Emphasis">Amaç ve Öğrenme Hedefi:</text:span></text:p>
      <text:list text:style-name="L16">
        <text:list-item>
          <text:p text:style-name="P16">Borç türlerini ve maliyetlerini anlamak</text:p>
        </text:list-item>
        <text:list-item>
          <text:p text:style-name="P16">Borç yönetimi stratejilerini öğrenmek</text:p>
        </text:list-item>
      </text:list>
      <text:p text:style-name="Text_20_body"><text:span text:style-name="Strong_20_Emphasis">Teorik İçerik (20 dk):</text:span></text:p>
      <text:list text:style-name="L17">
        <text:list-item>
          <text:p text:style-name="P17">Kredi, kredi kartı, borç türleri</text:p>
        </text:list-item>
        <text:list-item>
          <text:p text:style-name="P17">Faiz hesaplama ve borç maliyeti</text:p>
        </text:list-item>
        <text:list-item>
          <text:p text:style-name="P17">Borç yönetim stratejileri</text:p>
        </text:list-item>
      </text:list>
      <text:p text:style-name="Text_20_body"><text:span text:style-name="Strong_20_Emphasis">Uygulama Adımları (60–70 dk):</text:span></text:p>
      <text:list text:style-name="L18">
        <text:list-item>
          <text:p text:style-name="P18">Örnek borç ve faiz tablosu üzerinden hesaplama.</text:p>
        </text:list-item>
        <text:list-item>
          <text:p text:style-name="P18">Borç geri ödeme planı hazırlama.</text:p>
        </text:list-item>
        <text:list-item>
          <text:p text:style-name="P18">Faiz ve ödeme süresi ilişkisini simülasyonla gösterme.</text:p>
        </text:list-item>
        <text:list-item>
          <text:p text:style-name="P18">Tartışma: Borçlardan kaçınma ve yönetim yolları.</text:p>
        </text:list-item>
      </text:list>
      <text:p text:style-name="Text_20_body"><text:span text:style-name="Strong_20_Emphasis">Araçlar:</text:span></text:p>
      <text:list text:style-name="L19">
        <text:list-item>
          <text:p text:style-name="P19">Excel faiz hesaplayıcı</text:p>
        </text:list-item>
        <text:list-item>
          <text:p text:style-name="P19">Masa oyunu: Payday</text:p>
        </text:list-item>
      </text:list>
      <text:p text:style-name="Text_20_body"><text:span text:style-name="Strong_20_Emphasis">Quiz / Tartışma Soruları:</text:span></text:p>
      <text:list text:style-name="L20">
        <text:list-item>
          <text:p text:style-name="P20">Faiz borcun maliyetini nasıl etkiler?</text:p>
        </text:list-item>
        <text:list-item>
          <text:p text:style-name="P20">Borç yönetiminde en önemli öncelik nedir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5: Bankacılık ve Finansal Ürünler</text:span></text:h>
      <text:p text:style-name="Text_20_body"><text:span text:style-name="Strong_20_Emphasis">Amaç ve Öğrenme Hedefi:</text:span></text:p>
      <text:list text:style-name="L21">
        <text:list-item>
          <text:p text:style-name="P21">Banka hesapları ve temel finansal ürünleri öğrenmek</text:p>
        </text:list-item>
        <text:list-item>
          <text:p text:style-name="P21">Online bankacılık ve ödeme sistemlerini anlamak</text:p>
        </text:list-item>
      </text:list>
      <text:p text:style-name="Text_20_body"><text:span text:style-name="Strong_20_Emphasis">Teorik İçerik (20 dk):</text:span></text:p>
      <text:list text:style-name="L22">
        <text:list-item>
          <text:p text:style-name="P22">Vadesiz ve vadeli hesaplar</text:p>
        </text:list-item>
        <text:list-item>
          <text:p text:style-name="P22">Mevduat, bono ve temel finansal ürünler</text:p>
        </text:list-item>
        <text:list-item>
          <text:p text:style-name="P22">Dijital bankacılık ve online ödeme sistemleri</text:p>
        </text:list-item>
      </text:list>
      <text:p text:style-name="Text_20_body"><text:span text:style-name="Strong_20_Emphasis">Uygulama Adımları (60 dk):</text:span></text:p>
      <text:list text:style-name="L23">
        <text:list-item>
          <text:p text:style-name="P23">Örnek finansal ürünleri karşılaştırma tablosu oluşturma.</text:p>
        </text:list-item>
        <text:list-item>
          <text:p text:style-name="P23">Hangi ürünün hangi amaca uygun olduğunu tartışma.</text:p>
        </text:list-item>
        <text:list-item>
          <text:p text:style-name="P23">Kendi finansal ihtiyaçları için ürün seçimi simülasyonu.</text:p>
        </text:list-item>
      </text:list>
      <text:p text:style-name="Text_20_body"><text:span text:style-name="Strong_20_Emphasis">Araçlar:</text:span></text:p>
      <text:list text:style-name="L24">
        <text:list-item>
          <text:p text:style-name="P24">Excel veya Google Sheets</text:p>
        </text:list-item>
        <text:list-item>
          <text:p text:style-name="P24">Online simülasyonlar / quizler</text:p>
        </text:list-item>
      </text:list>
      <text:p text:style-name="Text_20_body"><text:span text:style-name="Strong_20_Emphasis">Quiz / Tartışma Soruları:</text:span></text:p>
      <text:list text:style-name="L25">
        <text:list-item>
          <text:p text:style-name="P25">Vadeli hesap ile vadesiz hesap arasındaki fark nedir?</text:p>
        </text:list-item>
        <text:list-item>
          <text:p text:style-name="P25">Hangi finansal ürün tasarruf veya yatırım için uygundur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6: Yatırım Temelleri</text:span></text:h>
      <text:p text:style-name="Text_20_body"><text:span text:style-name="Strong_20_Emphasis">Amaç ve Öğrenme Hedefi:</text:span></text:p>
      <text:list text:style-name="L26">
        <text:list-item>
          <text:p text:style-name="P26">Yatırım araçlarını öğrenmek</text:p>
        </text:list-item>
        <text:list-item>
          <text:p text:style-name="P26">Risk ve getiri ilişkisini anlamak</text:p>
        </text:list-item>
      </text:list>
      <text:p text:style-name="Text_20_body"><text:span text:style-name="Strong_20_Emphasis">Teorik İçerik (25 dk):</text:span></text:p>
      <text:list text:style-name="L27">
        <text:list-item>
          <text:p text:style-name="P27">Hisse senedi, tahvil, yatırım fonu, kripto</text:p>
        </text:list-item>
        <text:list-item>
          <text:p text:style-name="P27">Risk ve getiri ilişkisi</text:p>
        </text:list-item>
        <text:list-item>
          <text:p text:style-name="P27">Temel yatırım stratejileri</text:p>
        </text:list-item>
      </text:list>
      <text:p text:style-name="Text_20_body"><text:span text:style-name="Strong_20_Emphasis">Uygulama Adımları (60–70 dk):</text:span></text:p>
      <text:list text:style-name="L28">
        <text:list-item>
          <text:p text:style-name="P28">Sanal portföy oluşturma (örn. 10.000 TL başlangıç)</text:p>
        </text:list-item>
        <text:list-item>
          <text:p text:style-name="P28">Farklı yatırım araçlarına yatırım simülasyonu</text:p>
        </text:list-item>
        <text:list-item>
          <text:p text:style-name="P28">Getiri ve risk analizi yapma</text:p>
        </text:list-item>
        <text:list-item>
          <text:p text:style-name="P28">Tartışma: Hangi yatırım ne zaman tercih edilir?</text:p>
        </text:list-item>
      </text:list>
      <text:p text:style-name="Text_20_body"><text:span text:style-name="Strong_20_Emphasis">Araçlar:</text:span></text:p>
      <text:list text:style-name="L29">
        <text:list-item>
          <text:p text:style-name="P29">Bilgisayar: MarketSim, Investopedia Simulator</text:p>
        </text:list-item>
        <text:list-item>
          <text:p text:style-name="P29">Masa oyunu: Cashflow 101</text:p>
        </text:list-item>
      </text:list>
      <text:p text:style-name="Text_20_body"><text:span text:style-name="Strong_20_Emphasis">Quiz / Tartışma Soruları:</text:span></text:p>
      <text:list text:style-name="L30">
        <text:list-item>
          <text:p text:style-name="P30">Risk ve getiri arasındaki ilişkiyi açıklayın.</text:p>
        </text:list-item>
        <text:list-item>
          <text:p text:style-name="P30">Uzun vadede hangi yatırım araçları daha avantajlı olabilir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7: Sigorta ve Finansal Güvence</text:span></text:h>
      <text:p text:style-name="Text_20_body"><text:span text:style-name="Strong_20_Emphasis">Amaç ve Öğrenme Hedefi:</text:span></text:p>
      <text:list text:style-name="L31">
        <text:list-item>
          <text:p text:style-name="P31">Sigorta türlerini ve önemini öğrenmek</text:p>
        </text:list-item>
        <text:list-item>
          <text:p text:style-name="P31">Risk yönetimi ve güvence sağlamak</text:p>
        </text:list-item>
      </text:list>
      <text:p text:style-name="Text_20_body"><text:span text:style-name="Strong_20_Emphasis">Teorik İçerik (20 dk):</text:span></text:p>
      <text:list text:style-name="L32">
        <text:list-item>
          <text:p text:style-name="P32">Sağlık, hayat, mal ve araç sigortası</text:p>
        </text:list-item>
        <text:list-item>
          <text:p text:style-name="P32">Sigortanın amacı ve faydaları</text:p>
        </text:list-item>
        <text:list-item>
          <text:p text:style-name="P32">Finansal risk yönetimi</text:p>
        </text:list-item>
      </text:list>
      <text:p text:style-name="Text_20_body"><text:span text:style-name="Strong_20_Emphasis">Uygulama Adımları (60 dk):</text:span></text:p>
      <text:list text:style-name="L33">
        <text:list-item>
          <text:p text:style-name="P33">Sigorta ihtiyaç analizi yapma</text:p>
        </text:list-item>
        <text:list-item>
          <text:p text:style-name="P33">Örnek poliçe ve maliyet karşılaştırması</text:p>
        </text:list-item>
        <text:list-item>
          <text:p text:style-name="P33">Grup tartışması: Sigorta öncelikleri ve maliyet-benefit analizi</text:p>
        </text:list-item>
      </text:list>
      <text:p text:style-name="Text_20_body"><text:span text:style-name="Strong_20_Emphasis">Araçlar:</text:span></text:p>
      <text:list text:style-name="L34">
        <text:list-item>
          <text:p text:style-name="P34">Excel tablosu ile karşılaştırma</text:p>
        </text:list-item>
        <text:list-item>
          <text:p text:style-name="P34">Karar simülasyonu / grup çalışması</text:p>
        </text:list-item>
      </text:list>
      <text:p text:style-name="Text_20_body"><text:span text:style-name="Strong_20_Emphasis">Quiz / Tartışma Soruları:</text:span></text:p>
      <text:list text:style-name="L35">
        <text:list-item>
          <text:p text:style-name="P35">Hangi durumlarda sigorta hayat kurtarıcı olabilir?</text:p>
        </text:list-item>
        <text:list-item>
          <text:p text:style-name="P35">Sigorta ve tasarruf ilişkisi nedir?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Seans 8: Finansal Planlama ve Gelecek Tasarımı</text:span></text:h>
      <text:p text:style-name="Text_20_body"><text:span text:style-name="Strong_20_Emphasis">Amaç ve Öğrenme Hedefi:</text:span></text:p>
      <text:list text:style-name="L36">
        <text:list-item>
          <text:p text:style-name="P36">Kısa ve uzun vadeli finansal hedefler oluşturmak</text:p>
        </text:list-item>
        <text:list-item>
          <text:p text:style-name="P36">Finansal bağımsızlık ve planlama kavramlarını anlamak</text:p>
        </text:list-item>
      </text:list>
      <text:p text:style-name="Text_20_body"><text:span text:style-name="Strong_20_Emphasis">Teorik İçerik (25 dk):</text:span></text:p>
      <text:list text:style-name="L37">
        <text:list-item>
          <text:p text:style-name="P37">Finansal hedef belirleme</text:p>
        </text:list-item>
        <text:list-item>
          <text:p text:style-name="P37">Emeklilik planlaması</text:p>
        </text:list-item>
        <text:list-item>
          <text:p text:style-name="P37">Tasarruf ve yatırım stratejileri ile süreklilik</text:p>
        </text:list-item>
      </text:list>
      <text:p text:style-name="Text_20_body"><text:span text:style-name="Strong_20_Emphasis">Uygulama Adımları (60–70 dk):</text:span></text:p>
      <text:list text:style-name="L38">
        <text:list-item>
          <text:p text:style-name="P38">5–10 yıllık finansal plan hazırlama</text:p>
        </text:list-item>
        <text:list-item>
          <text:p text:style-name="P38">Gelir-gider-tasarruf-yatırım döngüsünü planlama</text:p>
        </text:list-item>
        <text:list-item>
          <text:p text:style-name="P38">Grup sunumları: Planlarını paylaşma ve tartışma</text:p>
        </text:list-item>
      </text:list>
      <text:p text:style-name="Text_20_body"><text:span text:style-name="Strong_20_Emphasis">Araçlar:</text:span></text:p>
      <text:list text:style-name="L39">
        <text:list-item>
          <text:p text:style-name="P39">Excel / Google Sheets planlayıcı</text:p>
        </text:list-item>
        <text:list-item>
          <text:p text:style-name="P39">Bilgisayar: Yatırım simülasyonları</text:p>
        </text:list-item>
      </text:list>
      <text:p text:style-name="Text_20_body"><text:span text:style-name="Strong_20_Emphasis">Quiz / Tartışma Soruları:</text:span></text:p>
      <text:list text:style-name="L40">
        <text:list-item>
          <text:p text:style-name="P40">Finansal hedeflerinizi nasıl önceliklendirirsiniz?</text:p>
        </text:list-item>
        <text:list-item>
          <text:p text:style-name="P40">Emeklilik için tasarruf ve yatırım stratejilerini nasıl planlarsınız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2:46:44.951308009</meta:creation-date>
    <dc:date>2025-12-11T12:13:17.401295100</dc:date>
    <meta:editing-duration>PT6M30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8" meta:paragraph-count="153" meta:word-count="861" meta:character-count="5518" meta:non-whitespace-character-count="4919"/>
  </office:meta>
</office:document-meta>
</file>